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caf2" officeooo:paragraph-rsid="0010caf2"/>
    </style:style>
    <style:style style:name="P2" style:family="paragraph" style:parent-style-name="Standard">
      <style:text-properties fo:font-weight="bold" officeooo:rsid="0010caf2" officeooo:paragraph-rsid="0010caf2" style:font-weight-asian="bold" style:font-weight-complex="bold"/>
    </style:style>
    <style:style style:name="P3" style:family="paragraph" style:parent-style-name="Standard">
      <style:text-properties officeooo:rsid="0011c838" officeooo:paragraph-rsid="0011c838"/>
    </style:style>
    <style:style style:name="P4" style:family="paragraph" style:parent-style-name="Standard">
      <style:text-properties officeooo:rsid="00149cac" officeooo:paragraph-rsid="00149cac"/>
    </style:style>
    <style:style style:name="P5" style:family="paragraph" style:parent-style-name="Standard">
      <style:text-properties officeooo:rsid="00149cac" officeooo:paragraph-rsid="001a05f8"/>
    </style:style>
    <style:style style:name="P6" style:family="paragraph" style:parent-style-name="Standard">
      <style:text-properties officeooo:rsid="00170e4c" officeooo:paragraph-rsid="00170e4c"/>
    </style:style>
    <style:style style:name="P7" style:family="paragraph" style:parent-style-name="Standard">
      <style:text-properties officeooo:rsid="001c4ffd" officeooo:paragraph-rsid="001c4ffd"/>
    </style:style>
    <style:style style:name="P8" style:family="paragraph" style:parent-style-name="Standard">
      <style:text-properties fo:font-size="12pt" officeooo:rsid="001c4ffd" officeooo:paragraph-rsid="001c4ffd" loext:padding="0cm" loext:border="none"/>
    </style:style>
    <style:style style:name="P9" style:family="paragraph" style:parent-style-name="Standard">
      <style:text-properties officeooo:rsid="001cd918" officeooo:paragraph-rsid="001cd918"/>
    </style:style>
    <style:style style:name="P10" style:family="paragraph" style:parent-style-name="Standard">
      <style:text-properties officeooo:rsid="001d659c" officeooo:paragraph-rsid="001d659c"/>
    </style:style>
    <style:style style:name="T1" style:family="text">
      <style:text-properties officeooo:rsid="0011c838"/>
    </style:style>
    <style:style style:name="T2" style:family="text">
      <style:text-properties officeooo:rsid="0016009b"/>
    </style:style>
    <style:style style:name="T3" style:family="text">
      <style:text-properties officeooo:rsid="001892fc"/>
    </style:style>
    <style:style style:name="T4" style:family="text">
      <style:text-properties officeooo:rsid="001a05f8"/>
    </style:style>
    <style:style style:name="T5" style:family="text">
      <style:text-properties officeooo:rsid="001b2d73"/>
    </style:style>
    <style:style style:name="T6" style:family="text">
      <style:text-properties fo:color="#1a0dab" loext:opacity="100%" style:text-line-through-style="none" style:text-line-through-type="none" style:text-underline-style="none" style:text-blinking="false"/>
    </style:style>
    <style:style style:name="T7" style:family="text">
      <style:text-properties officeooo:rsid="001d65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7">Jour 1 : </text:span>05/02/2024</text:p>
      <text:p text:style-name="P1"/>
      <text:p text:style-name="P1"><text:span text:style-name="T1">Outils distanciels : </text:span>Teams et Discord</text:p>
      <text:p text:style-name="P1"/>
      <text:p text:style-name="P1">le 08/02 : retravailler nos Cvs</text:p>
      <text:p text:style-name="P1"/>
      <text:p text:style-name="P3">Nehla LE PUIL</text:p>
      <text:p text:style-name="P3"/>
      <text:p text:style-name="P3">POEC : Préparation Opérationnelle … Collective</text:p>
      <text:p text:style-name="P3"/>
      <text:p text:style-name="P3">iLearning</text:p>
      <text:p text:style-name="P3"/>
      <text:p text:style-name="P3">--------------------------------------------</text:p>
      <text:p text:style-name="P4">Présentation de Margad : 30 ans <text:span text:style-name="T5">(</text:span>2 enfants<text:span text:style-name="T5">)</text:span>, sur Bordeaux depuis 9 ans</text:p>
      <text:p text:style-name="P4"/>
      <text:p text:style-name="P6">vient de Mongolie et de nationalité tchèque : arrivée en France y a 9 ans.</text:p>
      <text:p text:style-name="P4"/>
      <text:p text:style-name="P6">Diplôme Hôtellerie à Bordeaux III pour apprendre le français</text:p>
      <text:p text:style-name="P4"/>
      <text:p text:style-name="P6">à la maison avec les enfants</text:p>
      <text:p text:style-name="P6"/>
      <text:p text:style-name="P6">BootCamp de 3 mois sur Bordeaux sur <text:span text:style-name="T3">Langage </text:span>Ruby</text:p>
      <text:p text:style-name="P4"/>
      <text:p text:style-name="P6"><text:span text:style-name="T3">F</text:span>ormation Développeur – intégrateur BAC+2 en télé-travail avec 3w Académie en 2020-2022.</text:p>
      <text:p text:style-name="P6"/>
      <text:p text:style-name="P5">en alternance pendant l’année dernière en tant que Développeur PHP en télé-travail <text:span text:style-name="T4">pour la </text:span>sté ATAKAMA <text:span text:style-name="T4">à </text:span>Marseille (tests de performances d’applications et de sites internet)</text:p>
      <text:p text:style-name="P4"/>
      <text:p text:style-name="P4">Php peu demandé sur Bordeaux donc Développeur <text:span text:style-name="T2">WEB et </text:span>Java</text:p>
      <text:p text:style-name="P4">--------------------------------------------</text:p>
      <text:p text:style-name="P4"/>
      <text:p text:style-name="P8"><text:a xlink:type="simple" xlink:href="https://www.wildcodeschool.com/fr-fr/" text:style-name="Internet_20_link" text:visited-style-name="Visited_20_Internet_20_Link"><text:span text:style-name="T6">Wild Code School</text:span></text:a></text:p>
      <text:p text:style-name="P7"/>
      <text:p text:style-name="P7">--------------------------------------------</text:p>
      <text:p text:style-name="P7"/>
      <text:p text:style-name="P9">Organisation de la formation</text:p>
      <text:p text:style-name="P9"/>
      <text:p text:style-name="P7">GitHub : dépôt en ligne et partage de documents (versionning, travail de groupes ...)</text:p>
      <text:p text:style-name="P7"/>
      <text:p text:style-name="P7"><text:a xlink:type="simple" xlink:href="https://github.com/AllanBernier/POE-LYON-INTRO" text:style-name="Internet_20_link" text:visited-style-name="Visited_20_Internet_20_Link">https://github.com/AllanBernier/POE-LYON-INTRO</text:a></text:p>
      <text:p text:style-name="P7"/>
      <text:p text:style-name="P7">Discord/Slack</text:p>
      <text:p text:style-name="P7"><text:a xlink:type="simple" xlink:href="https://discord.gg/gT6VfWbBus" text:style-name="Internet_20_link" text:visited-style-name="Visited_20_Internet_20_Link">https://discord.gg/gT6VfWbBus</text:a></text:p>
      <text:p text:style-name="P7"/>
      <text:p text:style-name="P7">Teams</text:p>
      <text:p text:style-name="P7"><text:a xlink:type="simple" xlink:href="https://teams.microsoft.com/l/meetup-join/" text:style-name="Internet_20_link" text:visited-style-name="Visited_20_Internet_20_Link">https://teams.microsoft.com/l/meetup-join/</text:a></text:p>
      <text:p text:style-name="P7"/>
      <text:p text:style-name="P9">-------------------------------------------</text:p>
      <text:p text:style-name="P9"/>
      <text:p text:style-name="P9">Modules abordés</text:p>
      <text:p text:style-name="P9"/>
      <text:p text:style-name="P9">Agilité (Professional Scrum Developer) : méthode de travail en équipe</text:p>
      <text:p text:style-name="P9"><text:soft-page-break/>Algorithmie, POO, UML Java, Spring (framework Java), WEB Services java (avec Spring pour faire des API), GitLab, Jenkins et Maven, Front = HTML5, CSS3 et Javascript, Dynamiser des pages Web avec Angulat, TypeScript, Bootstrap = framework CSS</text:p>
      <text:p text:style-name="P9"/>
      <text:p text:style-name="P9">sur Java, l’IDE sera Eclipse ou NetBeans</text:p>
      <text:p text:style-name="P9"/>
      <text:p text:style-name="P9">Visual Studio Code pour le FrontEnd</text:p>
      <text:p text:style-name="P9"/>
      <text:p text:style-name="P9">Projet Fil Rouge : projet en groupe de 3 ou 4 personnes.</text:p>
      <text:p text:style-name="P9"/>
      <text:p text:style-name="P9">--------------------------------------------</text:p>
      <text:p text:style-name="P9"/>
      <text:p text:style-name="P9">Qq’un d’Atlas passera pour parler des possibilités d’alternance</text:p>
      <text:p text:style-name="P9"/>
      <text:p text:style-name="P9">--------------------------------------------</text:p>
      <text:p text:style-name="P9"/>
      <text:p text:style-name="P10">Draw.io</text:p>
      <text:p text:style-name="P10"/>
      <text:p text:style-name="P10">Créer un compte GitHub sur <text:a xlink:type="simple" xlink:href="https://github.com/signup" text:style-name="Internet_20_link" text:visited-style-name="Visited_20_Internet_20_Link">https://github.com/signup</text:a></text:p>
      <text:p text:style-name="P10"/>
      <text:p text:style-name="P10"><text:a xlink:type="simple" xlink:href="mailto:fredmarsanne@gmail.com" text:style-name="Internet_20_link" text:visited-style-name="Visited_20_Internet_20_Link">fredmarsanne@gmail.com</text:a> / H@bib@2024 <text:s/>Username = FMarsanne</text:p>
      <text:p text:style-name="P9"/>
      <text:p text:style-name="P9">--------------------------------------------</text:p>
      <text:p text:style-name="P9"/>
      <text:p text:style-name="P9"/>
      <text:p text:style-name="P9"/>
      <text:p text:style-name="P9"/>
      <text:p text:style-name="P9"/>
      <text:p text:style-name="P9"/>
      <text:p text:style-name="P7"/>
      <text:p text:style-name="P7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05T09:30:07.683000000</meta:creation-date>
    <dc:date>2024-02-05T13:24:16.542000000</dc:date>
    <meta:editing-duration>PT2H48M38S</meta:editing-duration>
    <meta:editing-cycles>11</meta:editing-cycles>
    <meta:generator>LibreOffice/7.3.3.2$Windows_X86_64 LibreOffice_project/d1d0ea68f081ee2800a922cac8f79445e4603348</meta:generator>
    <meta:document-statistic meta:table-count="0" meta:image-count="0" meta:object-count="0" meta:page-count="2" meta:paragraph-count="39" meta:word-count="253" meta:character-count="1960" meta:non-whitespace-character-count="1744"/>
  </office:meta>
</office:document-meta>
</file>